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98cm" fo:min-width="0.89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25cm" fo:min-width="0.025cm" fo:padding-top="0cm" fo:padding-bottom="0cm" fo:padding-left="0cm" fo:padding-right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5.5pt" style:font-size-asian="25.5pt" style:font-size-complex="25.5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pt" style:font-size-asian="1pt" style:font-size-complex="1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ato" fo:font-size="25.5pt" fo:font-weight="normal" style:font-name-asian="Lato" style:font-size-asian="25.5pt" style:font-weight-asian="normal" style:font-name-complex="Lato" style:font-size-complex="25.5pt" style:font-weight-complex="normal"/>
    </style:style>
    <style:style style:name="T2" style:family="text">
      <style:text-properties fo:color="#000000" loext:opacity="100%" style:font-name="Lato" fo:font-size="17.2000007629395pt" fo:font-style="italic" fo:font-weight="normal" style:font-name-asian="Lato" style:font-size-asian="17.2000007629395pt" style:font-style-asian="italic" style:font-weight-asian="normal" style:font-name-complex="Lato" style:font-size-complex="17.2000007629395pt" style:font-style-complex="italic" style:font-weight-complex="normal"/>
    </style:style>
    <style:style style:name="T3" style:family="text">
      <style:text-properties fo:color="#000000" loext:opacity="100%" style:font-name="Lato" fo:font-size="11pt" fo:font-weight="normal" style:font-name-asian="Lato" style:font-size-asian="11pt" style:font-weight-asian="normal" style:font-name-complex="Lato" style:font-size-complex="11pt" style:font-weight-complex="normal"/>
    </style:style>
    <style:style style:name="T4" style:family="text">
      <style:text-properties fo:color="#000000" loext:opacity="100%" style:font-name="Lato" fo:font-size="12pt" fo:font-weight="bold" style:font-name-asian="Lato" style:font-size-asian="12pt" style:font-weight-asian="bold" style:font-name-complex="Lato" style:font-size-complex="12pt" style:font-weight-complex="bold"/>
    </style:style>
    <style:style style:name="T5" style:family="text">
      <style:text-properties fo:color="#000000" loext:opacity="100%" style:font-name="Lato" fo:font-size="11pt" fo:font-weight="bold" style:font-name-asian="Lato" style:font-size-asian="11pt" style:font-weight-asian="bold" style:font-name-complex="Lato" style:font-size-complex="11pt" style:font-weight-complex="bold"/>
    </style:style>
    <style:style style:name="T6" style:family="text">
      <style:text-properties fo:color="#000000" loext:opacity="100%" style:font-name="Lato" fo:font-size="11pt" fo:font-style="italic" fo:font-weight="normal" style:font-name-asian="Lato" style:font-size-asian="11pt" style:font-style-asian="italic" style:font-weight-asian="normal" style:font-name-complex="Lato" style:font-size-complex="11pt" style:font-style-complex="italic" style:font-weight-complex="normal"/>
    </style:style>
    <style:style style:name="T7" style:family="text">
      <style:text-properties fo:color="#ffffff" loext:opacity="100%" style:font-name="Lato" fo:font-size="1pt" fo:font-weight="normal" style:font-name-asian="Lato" style:font-size-asian="1pt" style:font-weight-asian="normal" style:font-name-complex="Lato" style:font-size-complex="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687cm" svg:x="0cm" svg:y="0cm" svg:viewBox="0 0 20991 29688" draw:points="0,0 20991,0 20991,29688 0,29688">
          <text:p/>
        </draw:polygon>
        <draw:polygon draw:style-name="gr1" draw:text-style-name="P1" draw:layer="layout" svg:width="17.791cm" svg:height="4.018cm" svg:x="1.586cm" svg:y="1.533cm" svg:viewBox="0 0 17792 4019" draw:points="0,0 17792,0 17792,4019 0,4019">
          <text:p/>
        </draw:polygon>
        <draw:frame draw:style-name="gr2" draw:text-style-name="P3" draw:layer="layout" svg:width="4.913cm" svg:height="1.081cm" svg:x="8.054cm" svg:y="1.492cm">
          <draw:text-box>
            <text:p text:style-name="P2"><text:span text:style-name="T1">Ahmad Salih</text:span></text:p>
          </draw:text-box>
        </draw:frame>
        <draw:path draw:style-name="gr3" draw:text-style-name="P4" draw:layer="layout" svg:width="0.298cm" svg:height="0.149cm" svg:x="2.255cm" svg:y="3.841cm" svg:viewBox="0 0 299 150" svg:d="M299 1c-2-1-3-1-5 0h-289c-1 0-3 0-5 0l149 149z">
          <text:p/>
        </draw:path>
        <draw:path draw:style-name="gr3" draw:text-style-name="P4" draw:layer="layout" svg:width="0.329cm" svg:height="0.232cm" svg:x="2.24cm" svg:y="3.856cm" svg:viewBox="0 0 330 233" svg:d="M329 0l-151 149c-4 4-9 6-14 6-6 0-11-2-15-6l-148-148c-1 2-1 3-1 5v207c0 5 2 10 6 14s9 6 15 6h288c6 0 11-2 15-6s6-9 6-14v-207c0-2-1-4-1-6zM35 213h-15v-16l75-74 15 14zM309 213h-14l-76-76 15-14 75 74z">
          <text:p/>
        </draw:path>
        <draw:frame draw:style-name="gr4" draw:text-style-name="P5" draw:layer="layout" svg:width="4.587cm" svg:height="0.725cm" svg:x="8.246cm" svg:y="2.732cm">
          <draw:text-box>
            <text:p text:style-name="P2"><text:span text:style-name="T2">Software Engineer</text:span></text:p>
          </draw:text-box>
        </draw:frame>
        <draw:path draw:style-name="gr3" draw:text-style-name="P4" draw:layer="layout" svg:width="0.376cm" svg:height="0.343cm" svg:x="7.73cm" svg:y="3.792cm" svg:viewBox="0 0 377 344" svg:d="M156 201c24 22 51 39 82 49l42-31c2-1 5-1 8 0l78 47c3 1 5 4 7 6 2 3 3 6 4 9 0 4-1 7-2 10s-3 5-5 8l-36 33c-13 10-26 14-41 11-73-14-136-45-189-93s-87-106-102-174c-5-14 0-26 12-36l37-34c2-2 5-4 8-5 4-1 7-1 10-1s7 1 9 3c3 2 6 4 7 6l52 71c2 3 2 6 0 8l-34 38c12 29 30 54 53 75z">
          <text:p/>
        </draw:path>
        <draw:frame draw:style-name="gr5" draw:text-style-name="P6" draw:layer="layout" svg:width="4.608cm" svg:height="0.471cm" svg:x="2.773cm" svg:y="3.689cm">
          <draw:text-box>
            <text:p text:style-name="P2"><text:span text:style-name="T3">ahmedsalihdev@gmail.com</text:span></text:p>
          </draw:text-box>
        </draw:frame>
        <draw:path draw:style-name="gr3" draw:text-style-name="P4" draw:layer="layout" svg:width="0.254cm" svg:height="0.356cm" svg:x="11.676cm" svg:y="3.787cm" svg:viewBox="0 0 255 357" svg:d="M128 0c-71 0-128 53-128 119 0 104 117 230 122 235 2 2 4 3 6 3 3-1 5-1 6-3 5-5 121-133 121-235 0-66-57-119-127-119zM128 82c27 0 48 20 48 44 0 25-22 45-48 45s-48-20-48-45c0-24 22-44 48-44z">
          <text:p/>
        </draw:path>
        <draw:frame draw:style-name="gr5" draw:text-style-name="P6" draw:layer="layout" svg:width="2.919cm" svg:height="0.471cm" svg:x="8.292cm" svg:y="3.689cm">
          <draw:text-box>
            <text:p text:style-name="P2"><text:span text:style-name="T3">+201096477631</text:span></text:p>
          </draw:text-box>
        </draw:frame>
        <draw:path draw:style-name="gr3" draw:text-style-name="P4" draw:layer="layout" svg:width="0.304cm" svg:height="0.291cm" svg:x="14.672cm" svg:y="3.833cm" svg:viewBox="0 0 305 292" svg:d="M66 292h-66v-199h66zM33 66c-10 0-17-3-24-10-6-6-9-14-9-23s3-17 9-24c7-6 14-9 24-9 9 0 16 3 23 9 6 7 10 15 10 24s-4 17-10 23c-6 7-14 10-23 10zM305 292h-64v-97c0-23 0-53-33-53s-38 25-38 51v99h-64v-199h61v27h1c9-15 29-32 60-32 65 0 77 41 77 95z">
          <text:p/>
        </draw:path>
        <draw:frame draw:style-name="gr5" draw:text-style-name="P6" draw:layer="layout" svg:width="2.085cm" svg:height="0.471cm" svg:x="12.165cm" svg:y="3.689cm">
          <draw:text-box>
            <text:p text:style-name="P2"><text:span text:style-name="T3">Cairo, Egypt</text:span></text:p>
          </draw:text-box>
        </draw:frame>
        <draw:path draw:style-name="gr3" draw:text-style-name="P4" draw:layer="layout" svg:width="0.397cm" svg:height="0.361cm" svg:x="17.024cm" svg:y="3.784cm" svg:viewBox="0 0 398 362" svg:d="M199 0c-110 0-199 83-199 185 0 82 57 152 136 177 10 2 13-4 13-10 0-4 0-16 0-31-55 11-67-25-67-25-9-21-22-27-22-27-18-12 2-11 2-11 20 1 30 19 30 19 18 28 47 20 58 15 2-12 7-20 12-25-44-4-90-20-90-91 0-20 8-37 21-50-3-5-9-23 1-49 0 0 17-5 55 19 16-4 33-6 49-6 18 0 35 2 51 6 38-24 54-19 54-19 11 26 4 44 2 49 13 13 21 30 21 50 0 71-47 87-91 91 7 6 13 17 13 34 0 25 0 45 0 51s4 12 14 10c79-25 136-95 136-177 0-102-89-185-199-185z">
          <text:p/>
        </draw:path>
        <draw:frame draw:style-name="gr5" draw:text-style-name="P6" draw:layer="layout" svg:width="1.463cm" svg:height="0.471cm" svg:x="15.186cm" svg:y="3.689cm">
          <draw:text-box>
            <text:p text:style-name="P2"><text:span text:style-name="T3">LinkedIn</text:span></text:p>
          </draw:text-box>
        </draw:frame>
        <draw:path draw:style-name="gr3" draw:text-style-name="P4" draw:layer="layout" svg:width="0.271cm" svg:height="0.296cm" svg:x="8.165cm" svg:y="4.584cm" svg:viewBox="0 0 272 297" svg:d="M136 0c-57 0-116 13-116 13-6 2-11 4-15 9-3 4-5 10-5 16v98c0 29 7 52 17 72l255-151v-19c0-6-2-12-5-16-4-5-9-8-15-9 0 0-59-13-116-13zM74 50l18 25-18 24-19-24zM272 86l-242 143c36 47 92 64 98 66 0 0 1 0 2 1 2 0 4 1 6 1 3 0 5-1 7-1l1-1c7-2 128-39 128-159zM198 173l19 25-19 25-18-25z">
          <text:p/>
        </draw:path>
        <draw:frame draw:style-name="gr5" draw:text-style-name="P6" draw:layer="layout" svg:width="1.17cm" svg:height="0.471cm" svg:x="17.597cm" svg:y="3.689cm">
          <draw:text-box>
            <text:p text:style-name="P2"><text:span text:style-name="T3">Github</text:span></text:p>
          </draw:text-box>
        </draw:frame>
        <draw:path draw:style-name="gr3" draw:text-style-name="P4" draw:layer="layout" svg:width="0.3cm" svg:height="0.279cm" svg:x="10.919cm" svg:y="4.577cm" svg:viewBox="0 0 301 280" svg:d="M292 98l-277-98c-4-1-8 0-12 3-3 3-4 6-2 11l103 259c2 5 6 7 11 7s9-3 10-7l30-90 100 91c2 2 5 3 8 3s6-1 8-3l27-24c2-2 3-4 3-7s-1-5-3-7l-101-92 95-27c6-2 8-5 8-10s-2-8-8-9z">
          <text:p/>
        </draw:path>
        <draw:frame draw:style-name="gr5" draw:text-style-name="P6" draw:layer="layout" svg:width="1.827cm" svg:height="0.471cm" svg:x="8.67cm" svg:y="4.455cm">
          <draw:text-box>
            <text:p text:style-name="P2"><text:span text:style-name="T3">Performed</text:span></text:p>
          </draw:text-box>
        </draw:frame>
        <draw:polygon draw:style-name="gr3" draw:text-style-name="P4" draw:layer="layout" svg:width="17.791cm" svg:height="0.053cm" svg:x="1.586cm" svg:y="6.106cm" svg:viewBox="0 0 17792 54" draw:points="0,0 17792,0 17792,54 0,54">
          <text:p/>
        </draw:polygon>
        <draw:frame draw:style-name="gr5" draw:text-style-name="P6" draw:layer="layout" svg:width="1.441cm" svg:height="0.471cm" svg:x="11.452cm" svg:y="4.455cm">
          <draw:text-box>
            <text:p text:style-name="P2"><text:span text:style-name="T3">Website</text:span></text:p>
          </draw:text-box>
        </draw:frame>
        <draw:frame draw:style-name="gr6" draw:text-style-name="P7" draw:layer="layout" svg:width="1.712cm" svg:height="0.509cm" svg:x="1.599cm" svg:y="5.557cm">
          <draw:text-box>
            <text:p text:style-name="P2"><text:span text:style-name="T4">PROFILE</text:span></text:p>
          </draw:text-box>
        </draw:frame>
        <draw:frame draw:style-name="gr5" draw:text-style-name="P6" draw:layer="layout" svg:width="2.169cm" svg:height="0.471cm" svg:x="1.599cm" svg:y="6.385cm">
          <draw:text-box>
            <text:p text:style-name="P2"><text:span text:style-name="T3">Enthusiastic </text:span></text:p>
          </draw:text-box>
        </draw:frame>
        <draw:frame draw:style-name="gr5" draw:text-style-name="P6" draw:layer="layout" svg:width="1.649cm" svg:height="0.471cm" svg:x="3.845cm" svg:y="6.385cm">
          <draw:text-box>
            <text:p text:style-name="P2"><text:span text:style-name="T3">Software </text:span></text:p>
          </draw:text-box>
        </draw:frame>
        <draw:frame draw:style-name="gr5" draw:text-style-name="P6" draw:layer="layout" svg:width="1.894cm" svg:height="0.471cm" svg:x="5.566cm" svg:y="6.385cm">
          <draw:text-box>
            <text:p text:style-name="P2"><text:span text:style-name="T3">Developer </text:span></text:p>
          </draw:text-box>
        </draw:frame>
        <draw:frame draw:style-name="gr5" draw:text-style-name="P6" draw:layer="layout" svg:width="0.844cm" svg:height="0.471cm" svg:x="7.513cm" svg:y="6.385cm">
          <draw:text-box>
            <text:p text:style-name="P2"><text:span text:style-name="T3">who </text:span></text:p>
          </draw:text-box>
        </draw:frame>
        <draw:frame draw:style-name="gr5" draw:text-style-name="P6" draw:layer="layout" svg:width="0.387cm" svg:height="0.471cm" svg:x="8.415cm" svg:y="6.385cm">
          <draw:text-box>
            <text:p text:style-name="P2"><text:span text:style-name="T3">is </text:span></text:p>
          </draw:text-box>
        </draw:frame>
        <draw:frame draw:style-name="gr5" draw:text-style-name="P6" draw:layer="layout" svg:width="0.54cm" svg:height="0.471cm" svg:x="8.855cm" svg:y="6.385cm">
          <draw:text-box>
            <text:p text:style-name="P2"><text:span text:style-name="T3">up </text:span></text:p>
          </draw:text-box>
        </draw:frame>
        <draw:frame draw:style-name="gr5" draw:text-style-name="P6" draw:layer="layout" svg:width="0.463cm" svg:height="0.471cm" svg:x="9.458cm" svg:y="6.385cm">
          <draw:text-box>
            <text:p text:style-name="P2"><text:span text:style-name="T3">to </text:span></text:p>
          </draw:text-box>
        </draw:frame>
        <draw:frame draw:style-name="gr5" draw:text-style-name="P6" draw:layer="layout" svg:width="1.001cm" svg:height="0.471cm" svg:x="9.992cm" svg:y="6.385cm">
          <draw:text-box>
            <text:p text:style-name="P2"><text:span text:style-name="T3">using </text:span></text:p>
          </draw:text-box>
        </draw:frame>
        <draw:frame draw:style-name="gr5" draw:text-style-name="P6" draw:layer="layout" svg:width="0.667cm" svg:height="0.471cm" svg:x="11.061cm" svg:y="6.385cm">
          <draw:text-box>
            <text:p text:style-name="P2"><text:span text:style-name="T3">the </text:span></text:p>
          </draw:text-box>
        </draw:frame>
        <draw:frame draw:style-name="gr5" draw:text-style-name="P6" draw:layer="layout" svg:width="1.048cm" svg:height="0.471cm" svg:x="11.798cm" svg:y="6.385cm">
          <draw:text-box>
            <text:p text:style-name="P2"><text:span text:style-name="T3">latest </text:span></text:p>
          </draw:text-box>
        </draw:frame>
        <draw:frame draw:style-name="gr5" draw:text-style-name="P6" draw:layer="layout" svg:width="2.364cm" svg:height="0.471cm" svg:x="12.927cm" svg:y="6.385cm">
          <draw:text-box>
            <text:p text:style-name="P2"><text:span text:style-name="T3">technologies, </text:span></text:p>
          </draw:text-box>
        </draw:frame>
        <draw:frame draw:style-name="gr5" draw:text-style-name="P6" draw:layer="layout" svg:width="0.734cm" svg:height="0.471cm" svg:x="15.34cm" svg:y="6.385cm">
          <draw:text-box>
            <text:p text:style-name="P2"><text:span text:style-name="T3">and </text:span></text:p>
          </draw:text-box>
        </draw:frame>
        <draw:frame draw:style-name="gr5" draw:text-style-name="P6" draw:layer="layout" svg:width="1.149cm" svg:height="0.471cm" svg:x="16.142cm" svg:y="6.385cm">
          <draw:text-box>
            <text:p text:style-name="P2"><text:span text:style-name="T3">taking </text:span></text:p>
          </draw:text-box>
        </draw:frame>
        <draw:frame draw:style-name="gr5" draw:text-style-name="P6" draw:layer="layout" svg:width="0.832cm" svg:height="0.471cm" svg:x="17.372cm" svg:y="6.385cm">
          <draw:text-box>
            <text:p text:style-name="P2"><text:span text:style-name="T3">care </text:span></text:p>
          </draw:text-box>
        </draw:frame>
        <draw:frame draw:style-name="gr5" draw:text-style-name="P6" draw:layer="layout" svg:width="0.459cm" svg:height="0.471cm" svg:x="18.282cm" svg:y="6.385cm">
          <draw:text-box>
            <text:p text:style-name="P2"><text:span text:style-name="T3">of </text:span></text:p>
          </draw:text-box>
        </draw:frame>
        <draw:frame draw:style-name="gr5" draw:text-style-name="P6" draw:layer="layout" svg:width="0.565cm" svg:height="0.471cm" svg:x="18.802cm" svg:y="6.385cm">
          <draw:text-box>
            <text:p text:style-name="P2"><text:span text:style-name="T3">the</text:span></text:p>
          </draw:text-box>
        </draw:frame>
        <draw:frame draw:style-name="gr5" draw:text-style-name="P6" draw:layer="layout" svg:width="1.767cm" svg:height="0.471cm" svg:x="1.599cm" svg:y="6.887cm">
          <draw:text-box>
            <text:p text:style-name="P2"><text:span text:style-name="T3">standards </text:span></text:p>
          </draw:text-box>
        </draw:frame>
        <draw:frame draw:style-name="gr5" draw:text-style-name="P6" draw:layer="layout" svg:width="0.734cm" svg:height="0.471cm" svg:x="3.464cm" svg:y="6.887cm">
          <draw:text-box>
            <text:p text:style-name="P2"><text:span text:style-name="T3">and </text:span></text:p>
          </draw:text-box>
        </draw:frame>
        <draw:frame draw:style-name="gr5" draw:text-style-name="P6" draw:layer="layout" svg:width="1.915cm" svg:height="0.471cm" svg:x="4.28cm" svg:y="6.887cm">
          <draw:text-box>
            <text:p text:style-name="P2"><text:span text:style-name="T3">guidelines. </text:span></text:p>
          </draw:text-box>
        </draw:frame>
        <draw:frame draw:style-name="gr5" draw:text-style-name="P6" draw:layer="layout" svg:width="0.387cm" svg:height="0.471cm" svg:x="6.266cm" svg:y="6.887cm">
          <draw:text-box>
            <text:p text:style-name="P2"><text:span text:style-name="T3">I </text:span></text:p>
          </draw:text-box>
        </draw:frame>
        <draw:frame draw:style-name="gr5" draw:text-style-name="P6" draw:layer="layout" svg:width="1.039cm" svg:height="0.471cm" svg:x="6.572cm" svg:y="6.887cm">
          <draw:text-box>
            <text:p text:style-name="P2"><text:span text:style-name="T3">enjoy </text:span></text:p>
          </draw:text-box>
        </draw:frame>
        <draw:frame draw:style-name="gr5" draw:text-style-name="P6" draw:layer="layout" svg:width="0.967cm" svg:height="0.471cm" svg:x="7.685cm" svg:y="6.887cm">
          <draw:text-box>
            <text:p text:style-name="P2"><text:span text:style-name="T3">work </text:span></text:p>
          </draw:text-box>
        </draw:frame>
        <draw:frame draw:style-name="gr5" draw:text-style-name="P6" draw:layer="layout" svg:width="0.794cm" svg:height="0.471cm" svg:x="8.743cm" svg:y="6.887cm">
          <draw:text-box>
            <text:p text:style-name="P2"><text:span text:style-name="T3">that </text:span></text:p>
          </draw:text-box>
        </draw:frame>
        <draw:frame draw:style-name="gr5" draw:text-style-name="P6" draw:layer="layout" svg:width="1.89cm" svg:height="0.471cm" svg:x="9.632cm" svg:y="6.887cm">
          <draw:text-box>
            <text:p text:style-name="P2"><text:span text:style-name="T3">challenges </text:span></text:p>
          </draw:text-box>
        </draw:frame>
        <draw:frame draw:style-name="gr5" draw:text-style-name="P6" draw:layer="layout" svg:width="0.633cm" svg:height="0.471cm" svg:x="11.597cm" svg:y="6.887cm">
          <draw:text-box>
            <text:p text:style-name="P2"><text:span text:style-name="T3">me </text:span></text:p>
          </draw:text-box>
        </draw:frame>
        <draw:frame draw:style-name="gr5" draw:text-style-name="P6" draw:layer="layout" svg:width="0.463cm" svg:height="0.471cm" svg:x="12.306cm" svg:y="6.887cm">
          <draw:text-box>
            <text:p text:style-name="P2"><text:span text:style-name="T3">to </text:span></text:p>
          </draw:text-box>
        </draw:frame>
        <draw:frame draw:style-name="gr5" draw:text-style-name="P6" draw:layer="layout" svg:width="0.955cm" svg:height="0.471cm" svg:x="12.853cm" svg:y="6.887cm">
          <draw:text-box>
            <text:p text:style-name="P2"><text:span text:style-name="T3">learn </text:span></text:p>
          </draw:text-box>
        </draw:frame>
        <draw:frame draw:style-name="gr5" draw:text-style-name="P6" draw:layer="layout" svg:width="1.89cm" svg:height="0.471cm" svg:x="13.91cm" svg:y="6.887cm">
          <draw:text-box>
            <text:p text:style-name="P2"><text:span text:style-name="T3">something </text:span></text:p>
          </draw:text-box>
        </draw:frame>
        <draw:frame draw:style-name="gr5" draw:text-style-name="P6" draw:layer="layout" svg:width="0.925cm" svg:height="0.471cm" svg:x="15.874cm" svg:y="6.887cm">
          <draw:text-box>
            <text:p text:style-name="P2"><text:span text:style-name="T3">new. </text:span></text:p>
          </draw:text-box>
        </draw:frame>
        <draw:frame draw:style-name="gr5" draw:text-style-name="P6" draw:layer="layout" svg:width="0.387cm" svg:height="0.471cm" svg:x="16.847cm" svg:y="6.887cm">
          <draw:text-box>
            <text:p text:style-name="P2"><text:span text:style-name="T3">I </text:span></text:p>
          </draw:text-box>
        </draw:frame>
        <draw:frame draw:style-name="gr5" draw:text-style-name="P6" draw:layer="layout" svg:width="0.62cm" svg:height="0.471cm" svg:x="17.153cm" svg:y="6.887cm">
          <draw:text-box>
            <text:p text:style-name="P2"><text:span text:style-name="T3">am </text:span></text:p>
          </draw:text-box>
        </draw:frame>
        <draw:frame draw:style-name="gr5" draw:text-style-name="P6" draw:layer="layout" svg:width="1.056cm" svg:height="0.471cm" svg:x="17.855cm" svg:y="6.887cm">
          <draw:text-box>
            <text:p text:style-name="P2"><text:span text:style-name="T3">eager </text:span></text:p>
          </draw:text-box>
        </draw:frame>
        <draw:frame draw:style-name="gr5" draw:text-style-name="P6" draw:layer="layout" svg:width="0.387cm" svg:height="0.471cm" svg:x="18.998cm" svg:y="6.887cm">
          <draw:text-box>
            <text:p text:style-name="P2"><text:span text:style-name="T3">to</text:span></text:p>
          </draw:text-box>
        </draw:frame>
        <draw:polygon draw:style-name="gr3" draw:text-style-name="P4" draw:layer="layout" svg:width="17.791cm" svg:height="0.053cm" svg:x="1.586cm" svg:y="8.988cm" svg:viewBox="0 0 17792 54" draw:points="0,0 17792,0 17792,54 0,54">
          <text:p/>
        </draw:polygon>
        <draw:frame draw:style-name="gr5" draw:text-style-name="P6" draw:layer="layout" svg:width="13.862cm" svg:height="0.471cm" svg:x="1.599cm" svg:y="7.39cm">
          <draw:text-box>
            <text:p text:style-name="P2"><text:span text:style-name="T3">contribute to team success through hard work and am always motivated to learn.</text:span></text:p>
          </draw:text-box>
        </draw:frame>
        <draw:frame draw:style-name="gr6" draw:text-style-name="P7" draw:layer="layout" svg:width="5.772cm" svg:height="0.509cm" svg:x="1.599cm" svg:y="8.439cm">
          <draw:text-box>
            <text:p text:style-name="P2"><text:span text:style-name="T4">PROFESSIONAL EXPERIENCE</text:span></text:p>
          </draw:text-box>
        </draw:frame>
        <draw:frame draw:style-name="gr5" draw:text-style-name="P6" draw:layer="layout" svg:width="3.287cm" svg:height="0.471cm" svg:x="1.599cm" svg:y="9.293cm">
          <draw:text-box>
            <text:p text:style-name="P2"><text:span text:style-name="T5">Fullstack, </text:span><text:span text:style-name="T6">@Military</text:span></text:p>
          </draw:text-box>
        </draw:frame>
        <draw:frame draw:style-name="gr5" draw:text-style-name="P6" draw:layer="layout" svg:width="12.41cm" svg:height="0.471cm" svg:x="1.908cm" svg:y="9.795cm">
          <draw:text-box>
            <text:p text:style-name="P2"><text:span text:style-name="T6">I was responsible for translating the leaders' orders into fully functional apps.</text:span></text:p>
          </draw:text-box>
        </draw:frame>
        <draw:frame draw:style-name="gr5" draw:text-style-name="P6" draw:layer="layout" svg:width="12.689cm" svg:height="0.471cm" svg:x="1.908cm" svg:y="10.536cm">
          <draw:text-box>
            <text:p text:style-name="P2"><text:span text:style-name="T3">Played full role, Handled more than 20 mindsets, Developed quite several </text:span></text:p>
          </draw:text-box>
        </draw:frame>
        <draw:frame draw:style-name="gr5" draw:text-style-name="P6" draw:layer="layout" svg:width="13.24cm" svg:height="0.471cm" svg:x="1.908cm" svg:y="11.038cm">
          <draw:text-box>
            <text:p text:style-name="P2"><text:span text:style-name="T3">projects, front&amp;back end. Most of the time I was dealing with MSSQL server, </text:span></text:p>
          </draw:text-box>
        </draw:frame>
        <draw:path draw:style-name="gr3" draw:text-style-name="P4" draw:layer="layout" svg:width="0.106cm" svg:height="0.106cm" svg:x="1.929cm" svg:y="12.477cm" svg:viewBox="0 0 107 107" svg:d="M107 53c0 7-1 14-4 21s-6 13-11 18-11 8-18 11c-6 3-13 4-20 4s-14-1-20-4c-7-3-12-6-17-11-6-5-10-11-13-18-2-7-4-14-4-21s2-14 4-20c3-6 7-12 13-17 5-5 10-9 17-12 6-2 13-4 20-4s14 2 20 4c7 3 13 7 18 12s8 11 11 17 4 13 4 20z">
          <text:p/>
        </draw:path>
        <draw:frame draw:style-name="gr5" draw:text-style-name="P6" draw:layer="layout" svg:width="6.225cm" svg:height="0.471cm" svg:x="1.908cm" svg:y="11.54cm">
          <draw:text-box>
            <text:p text:style-name="P2"><text:span text:style-name="T3">Sqlite on top of NodeJS, and Reactjs</text:span></text:p>
          </draw:text-box>
        </draw:frame>
        <draw:frame draw:style-name="gr7" draw:text-style-name="P8" draw:layer="layout" svg:width="0.025cm" svg:height="0.043cm" svg:x="2.257cm" svg:y="12.637cm">
          <draw:text-box>
            <text:p text:style-name="P2"><text:span text:style-name="T7">•</text:span></text:p>
          </draw:text-box>
        </draw:frame>
        <draw:frame draw:style-name="gr5" draw:text-style-name="P6" draw:layer="layout" svg:width="12.545cm" svg:height="0.471cm" svg:x="2.257cm" svg:y="12.28cm">
          <draw:text-box>
            <text:p text:style-name="P2"><text:span text:style-name="T3">Office Archive App – Worked on fully functional archive can crud fax, All </text:span></text:p>
          </draw:text-box>
        </draw:frame>
        <draw:path draw:style-name="gr3" draw:text-style-name="P4" draw:layer="layout" svg:width="0.106cm" svg:height="0.106cm" svg:x="1.929cm" svg:y="13.482cm" svg:viewBox="0 0 107 107" svg:d="M107 54c0 7-1 14-4 20-3 7-6 12-11 17s-11 9-18 12c-6 2-13 4-20 4s-14-2-20-4c-7-3-12-7-17-12-6-5-10-10-13-17-2-6-4-13-4-20s2-14 4-20c3-7 7-13 13-18 5-6 10-9 17-12 6-3 13-4 20-4s14 1 20 4c7 3 13 6 18 12 5 5 8 11 11 18 3 6 4 13 4 20z">
          <text:p/>
        </draw:path>
        <draw:frame draw:style-name="gr5" draw:text-style-name="P6" draw:layer="layout" svg:width="10.475cm" svg:height="0.471cm" svg:x="2.257cm" svg:y="12.783cm">
          <draw:text-box>
            <text:p text:style-name="P2"><text:span text:style-name="T3">that depends on the year, stage, and fax title or soldier name.</text:span></text:p>
          </draw:text-box>
        </draw:frame>
        <draw:frame draw:style-name="gr7" draw:text-style-name="P8" draw:layer="layout" svg:width="0.025cm" svg:height="0.043cm" svg:x="2.257cm" svg:y="13.641cm">
          <draw:text-box>
            <text:p text:style-name="P2"><text:span text:style-name="T7">•</text:span></text:p>
          </draw:text-box>
        </draw:frame>
        <draw:frame draw:style-name="gr5" draw:text-style-name="P6" draw:layer="layout" svg:width="12.609cm" svg:height="0.471cm" svg:x="2.257cm" svg:y="13.285cm">
          <draw:text-box>
            <text:p text:style-name="P2"><text:span text:style-name="T3">Leader Assistant – A LAN based app for the leader to assign orders, track </text:span></text:p>
          </draw:text-box>
        </draw:frame>
        <draw:frame draw:style-name="gr5" draw:text-style-name="P6" draw:layer="layout" svg:width="12.537cm" svg:height="0.471cm" svg:x="2.257cm" svg:y="13.787cm">
          <draw:text-box>
            <text:p text:style-name="P2"><text:span text:style-name="T3">requests, and respond back for requests to approve, wait or just delete it </text:span></text:p>
          </draw:text-box>
        </draw:frame>
        <draw:path draw:style-name="gr3" draw:text-style-name="P4" draw:layer="layout" svg:width="0.106cm" svg:height="0.105cm" svg:x="1.929cm" svg:y="15.227cm" svg:viewBox="0 0 107 106" svg:d="M107 54c0 7-1 13-4 20-3 6-6 12-11 17s-11 9-18 11c-6 3-13 4-20 4s-14-1-20-4c-7-2-12-6-17-11-6-5-10-11-13-17-2-7-4-13-4-20 0-8 2-15 4-22 3-6 7-12 13-17 5-5 10-9 17-11 6-3 13-4 20-4s14 1 20 4c7 2 13 6 18 11s8 11 11 17c3 7 4 14 4 22z">
          <text:p/>
        </draw:path>
        <draw:frame draw:style-name="gr5" draw:text-style-name="P6" draw:layer="layout" svg:width="1.17cm" svg:height="0.471cm" svg:x="2.257cm" svg:y="14.29cm">
          <draw:text-box>
            <text:p text:style-name="P2"><text:span text:style-name="T3">quitely</text:span></text:p>
          </draw:text-box>
        </draw:frame>
        <draw:frame draw:style-name="gr7" draw:text-style-name="P8" draw:layer="layout" svg:width="0.025cm" svg:height="0.043cm" svg:x="2.257cm" svg:y="15.36cm">
          <draw:text-box>
            <text:p text:style-name="P2"><text:span text:style-name="T7">•</text:span></text:p>
          </draw:text-box>
        </draw:frame>
        <draw:frame draw:style-name="gr5" draw:text-style-name="P6" draw:layer="layout" svg:width="11.309cm" svg:height="0.471cm" svg:x="2.257cm" svg:y="15.003cm">
          <draw:text-box>
            <text:p text:style-name="P2"><text:span text:style-name="T3">Solider Examiner – Recreated exam app, which has three types of </text:span></text:p>
          </draw:text-box>
        </draw:frame>
        <draw:frame draw:style-name="gr5" draw:text-style-name="P6" draw:layer="layout" svg:width="11.487cm" svg:height="0.471cm" svg:x="2.257cm" svg:y="15.506cm">
          <draw:text-box>
            <text:p text:style-name="P2"><text:span text:style-name="T3">questions that help to measure Psychological, Sexual, and religious </text:span></text:p>
          </draw:text-box>
        </draw:frame>
        <draw:frame draw:style-name="gr5" draw:text-style-name="P6" draw:layer="layout" svg:width="1.856cm" svg:height="0.471cm" svg:x="2.257cm" svg:y="16.008cm">
          <draw:text-box>
            <text:p text:style-name="P2"><text:span text:style-name="T3">deviations.</text:span></text:p>
          </draw:text-box>
        </draw:frame>
        <draw:path draw:style-name="gr3" draw:text-style-name="P4" draw:layer="layout" svg:width="0.178cm" svg:height="0.177cm" svg:x="7.378cm" svg:y="17.046cm" svg:viewBox="0 0 179 178" svg:d="M165 178h-151c-4 0-7-1-10-4-2-2-4-6-4-9v-152c0-3 2-7 4-9 3-3 6-4 10-4h68v13h-68v152h151v-69h14v69c0 3-1 7-4 9-3 3-6 4-10 4z">
          <text:p/>
        </draw:path>
        <draw:path draw:style-name="gr3" draw:text-style-name="P4" draw:layer="layout" svg:width="0.12cm" svg:height="0.121cm" svg:x="7.463cm" svg:y="17.018cm" svg:viewBox="0 0 121 122" svg:d="M18 0c-5 0-7 3-7 7 0 5 2 7 7 7h80l-96 96c-3 3-3 6 0 10 4 3 7 3 10-1l96-95v80c0 4 2 7 7 7 4 0 6-3 6-7v-104z">
          <text:p/>
        </draw:path>
        <draw:frame draw:style-name="gr5" draw:text-style-name="P6" draw:layer="layout" svg:width="5.764cm" svg:height="0.471cm" svg:x="1.599cm" svg:y="16.827cm">
          <draw:text-box>
            <text:p text:style-name="P2"><text:span text:style-name="T5">Frontend Engineer, </text:span><text:span text:style-name="T6">@nextroute.ca</text:span></text:p>
          </draw:text-box>
        </draw:frame>
        <draw:frame draw:style-name="gr5" draw:text-style-name="P6" draw:layer="layout" svg:width="1.827cm" svg:height="0.471cm" svg:x="1.908cm" svg:y="17.33cm">
          <draw:text-box>
            <text:p text:style-name="P2"><text:span text:style-name="T6">(part-time) </text:span></text:p>
          </draw:text-box>
        </draw:frame>
        <draw:frame draw:style-name="gr5" draw:text-style-name="P6" draw:layer="layout" svg:width="12.499cm" svg:height="0.471cm" svg:x="1.908cm" svg:y="18.07cm">
          <draw:text-box>
            <text:p text:style-name="P2"><text:span text:style-name="T3">I was responsible for building </text:span><text:span text:style-name="T6">Reactjs </text:span><text:span text:style-name="T3">projects or developing already built </text:span></text:p>
          </draw:text-box>
        </draw:frame>
        <draw:frame draw:style-name="gr5" draw:text-style-name="P6" draw:layer="layout" svg:width="0.908cm" svg:height="0.471cm" svg:x="1.908cm" svg:y="18.572cm">
          <draw:text-box>
            <text:p text:style-name="P2"><text:span text:style-name="T3">ones.</text:span></text:p>
          </draw:text-box>
        </draw:frame>
        <draw:path draw:style-name="gr3" draw:text-style-name="P4" draw:layer="layout" svg:width="0.178cm" svg:height="0.196cm" svg:x="6.929cm" svg:y="19.588cm" svg:viewBox="0 0 179 197" svg:d="M165 197h-151c-4 0-7-2-10-5s-4-6-4-10v-166c0-4 1-8 4-11s6-5 10-5h69v16h-69v166h151v-75h14v75c0 4-2 7-4 10-3 3-6 5-10 5z">
          <text:p/>
        </draw:path>
        <draw:path draw:style-name="gr3" draw:text-style-name="P4" draw:layer="layout" svg:width="0.12cm" svg:height="0.133cm" svg:x="7.014cm" svg:y="19.558cm" svg:viewBox="0 0 121 134" svg:d="M19 0c-5 0-7 3-7 8s2 7 7 7h79l-96 105c-1 2-2 4-2 6s0 4 2 5c1 2 3 3 6 3 2 0 3-1 5-3l94-105v88c0 5 3 8 7 8 5 0 7-3 7-8v-114z">
          <text:p/>
        </draw:path>
        <draw:frame draw:style-name="gr5" draw:text-style-name="P6" draw:layer="layout" svg:width="5.272cm" svg:height="0.471cm" svg:x="1.599cm" svg:y="19.392cm">
          <draw:text-box>
            <text:p text:style-name="P2"><text:span text:style-name="T5">Frontend Developer, </text:span><text:span text:style-name="T6">@Upwork</text:span></text:p>
          </draw:text-box>
        </draw:frame>
        <draw:path draw:style-name="gr3" draw:text-style-name="P4" draw:layer="layout" svg:width="0.106cm" svg:height="0.106cm" svg:x="1.929cm" svg:y="20.831cm" svg:viewBox="0 0 107 107" svg:d="M107 54c0 7-1 14-4 20-3 7-6 12-11 17s-11 9-18 12c-6 3-13 4-20 4s-14-1-20-4c-7-3-12-7-17-12-6-5-10-10-13-17-2-6-4-13-4-20s2-14 4-20c3-7 7-12 13-17 5-6 10-10 17-13 6-2 13-4 20-4s14 2 20 4c7 3 13 7 18 13 5 5 8 10 11 17 3 6 4 13 4 20z">
          <text:p/>
        </draw:path>
        <draw:frame draw:style-name="gr5" draw:text-style-name="P6" draw:layer="layout" svg:width="11.809cm" svg:height="0.471cm" svg:x="1.908cm" svg:y="19.894cm">
          <draw:text-box>
            <text:p text:style-name="P2"><text:span text:style-name="T6">Spent a while handling employers' requirements, Applying client changes.</text:span></text:p>
          </draw:text-box>
        </draw:frame>
        <draw:frame draw:style-name="gr7" draw:text-style-name="P8" draw:layer="layout" svg:width="0.025cm" svg:height="0.043cm" svg:x="2.257cm" svg:y="20.991cm">
          <draw:text-box>
            <text:p text:style-name="P2"><text:span text:style-name="T7">•</text:span></text:p>
          </draw:text-box>
        </draw:frame>
        <draw:frame draw:style-name="gr5" draw:text-style-name="P6" draw:layer="layout" svg:width="12.05cm" svg:height="0.471cm" svg:x="2.257cm" svg:y="20.634cm">
          <draw:text-box>
            <text:p text:style-name="P2"><text:span text:style-name="T3">Became aware of UI &amp; UX, Which I worked on almost ~30 freelancing </text:span></text:p>
          </draw:text-box>
        </draw:frame>
        <draw:path draw:style-name="gr3" draw:text-style-name="P4" draw:layer="layout" svg:width="0.106cm" svg:height="0.105cm" svg:x="1.929cm" svg:y="21.836cm" svg:viewBox="0 0 107 106" svg:d="M107 53c0 8-1 14-4 21-3 6-6 12-11 17s-11 9-18 11c-6 3-13 4-20 4s-14-1-20-4c-7-2-12-6-17-11-6-5-10-11-13-17-2-7-4-13-4-21 0-7 2-14 4-21 3-6 7-12 13-17 5-5 10-9 17-11 6-3 13-4 20-4s14 1 20 4c7 2 13 6 18 11s8 11 11 17c3 7 4 14 4 21z">
          <text:p/>
        </draw:path>
        <draw:frame draw:style-name="gr5" draw:text-style-name="P6" draw:layer="layout" svg:width="0.967cm" svg:height="0.471cm" svg:x="2.257cm" svg:y="21.136cm">
          <draw:text-box>
            <text:p text:style-name="P2"><text:span text:style-name="T3">tasks.</text:span></text:p>
          </draw:text-box>
        </draw:frame>
        <draw:frame draw:style-name="gr7" draw:text-style-name="P8" draw:layer="layout" svg:width="0.025cm" svg:height="0.043cm" svg:x="2.257cm" svg:y="21.995cm">
          <draw:text-box>
            <text:p text:style-name="P2"><text:span text:style-name="T7">•</text:span></text:p>
          </draw:text-box>
        </draw:frame>
        <draw:polygon draw:style-name="gr3" draw:text-style-name="P4" draw:layer="layout" svg:width="17.791cm" svg:height="0.053cm" svg:x="1.586cm" svg:y="23.237cm" svg:viewBox="0 0 17792 54" draw:points="0,0 17792,0 17792,54 0,54">
          <text:p/>
        </draw:polygon>
        <draw:frame draw:style-name="gr5" draw:text-style-name="P6" draw:layer="layout" svg:width="8.558cm" svg:height="0.471cm" svg:x="2.257cm" svg:y="21.639cm">
          <draw:text-box>
            <text:p text:style-name="P2"><text:span text:style-name="T3">Extended my experience in backend technologies.</text:span></text:p>
          </draw:text-box>
        </draw:frame>
        <draw:frame draw:style-name="gr6" draw:text-style-name="P7" draw:layer="layout" svg:width="2.072cm" svg:height="0.509cm" svg:x="1.599cm" svg:y="22.688cm">
          <draw:text-box>
            <text:p text:style-name="P2"><text:span text:style-name="T4">PROJECTS</text:span></text:p>
          </draw:text-box>
        </draw:frame>
        <draw:path draw:style-name="gr3" draw:text-style-name="P4" draw:layer="layout" svg:width="0.177cm" svg:height="0.178cm" svg:x="7.934cm" svg:y="23.734cm" svg:viewBox="0 0 178 179" svg:d="M165 179h-152c-3 0-7-2-9-4-3-3-4-6-4-10v-151c0-4 1-7 4-10 2-3 6-4 9-4h69v14h-69v151h152v-68h13v68c0 4-1 7-4 10-2 2-6 4-9 4z">
          <text:p/>
        </draw:path>
        <draw:path draw:style-name="gr3" draw:text-style-name="P4" draw:layer="layout" svg:width="0.121cm" svg:height="0.12cm" svg:x="8.018cm" svg:y="23.707cm" svg:viewBox="0 0 122 121" svg:d="M18 0c-4 0-7 2-7 7 0 4 3 6 7 6h80l-95 95c-4 3-4 8-1 11 4 3 7 3 10 0l96-96v79c0 5 2 7 7 7 4 0 7-2 7-7v-102z">
          <text:p/>
        </draw:path>
        <draw:frame draw:style-name="gr5" draw:text-style-name="P6" draw:layer="layout" svg:width="6.25cm" svg:height="0.471cm" svg:x="1.599cm" svg:y="23.542cm">
          <draw:text-box>
            <text:p text:style-name="P2"><text:span text:style-name="T5">Fullcart, </text:span><text:span text:style-name="T6">E-Commercial Platform (WIP)</text:span></text:p>
          </draw:text-box>
        </draw:frame>
        <draw:frame draw:style-name="gr5" draw:text-style-name="P6" draw:layer="layout" svg:width="10.577cm" svg:height="0.471cm" svg:x="1.908cm" svg:y="24.044cm">
          <draw:text-box>
            <text:p text:style-name="P2"><text:span text:style-name="T6">A Platform that manages people to sell/buy their products online.</text:span></text:p>
          </draw:text-box>
        </draw:frame>
        <draw:frame draw:style-name="gr5" draw:text-style-name="P6" draw:layer="layout" svg:width="11.669cm" svg:height="0.471cm" svg:x="1.908cm" svg:y="24.758cm">
          <draw:text-box>
            <text:p text:style-name="P2"><text:span text:style-name="T3">Stack: ReactJS, Typescript, Redux-Toolkit, NodeJS, ExpressJS, JWT, </text:span></text:p>
          </draw:text-box>
        </draw:frame>
        <draw:frame draw:style-name="gr5" draw:text-style-name="P6" draw:layer="layout" svg:width="6.995cm" svg:height="0.471cm" svg:x="1.908cm" svg:y="25.261cm">
          <draw:text-box>
            <text:p text:style-name="P2"><text:span text:style-name="T3">MongoDB, Sass (costume design system)</text:span></text:p>
          </draw:text-box>
        </draw:frame>
        <draw:path draw:style-name="gr3" draw:text-style-name="P4" draw:layer="layout" svg:width="0.106cm" svg:height="0.106cm" svg:x="1.929cm" svg:y="26.726cm" svg:viewBox="0 0 107 107" svg:d="M107 53c0 7-1 14-4 21-3 6-6 12-11 17s-11 8-18 12c-6 3-13 4-20 4s-14-1-20-4c-7-4-12-7-17-12-6-5-10-11-13-17-2-7-4-14-4-21s2-13 4-20c3-6 7-12 13-17 5-5 10-9 17-12 6-2 13-4 20-4s14 2 20 4c7 3 13 7 18 12s8 11 11 17c3 7 4 13 4 20z">
          <text:p/>
        </draw:path>
        <draw:frame draw:style-name="gr5" draw:text-style-name="P6" draw:layer="layout" svg:width="2.36cm" svg:height="0.471cm" svg:x="1.908cm" svg:y="26.001cm">
          <draw:text-box>
            <text:p text:style-name="P2"><text:span text:style-name="T3">Key Features:</text:span></text:p>
          </draw:text-box>
        </draw:frame>
        <draw:frame draw:style-name="gr7" draw:text-style-name="P8" draw:layer="layout" svg:width="0.025cm" svg:height="0.043cm" svg:x="2.257cm" svg:y="26.859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5cm" svg:x="1.929cm" svg:y="27.229cm" svg:viewBox="0 0 107 106" svg:d="M107 54c0 7-1 13-4 20-3 6-6 12-11 17s-11 9-18 11c-6 3-13 4-20 4s-14-1-20-4c-7-2-12-6-17-11-6-5-10-11-13-17-2-7-4-13-4-20s2-14 4-21c3-6 7-12 13-18 5-5 10-9 17-11 6-3 13-4 20-4s14 1 20 4c7 2 13 6 18 11 5 6 8 12 11 18 3 7 4 14 4 21z">
          <text:p/>
        </draw:path>
        <draw:frame draw:style-name="gr5" draw:text-style-name="P6" draw:layer="layout" svg:width="7.948cm" svg:height="0.471cm" svg:x="2.257cm" svg:y="26.503cm">
          <draw:text-box>
            <text:p text:style-name="P2"><text:span text:style-name="T3">Achieved authorizing/authenticating for users.</text:span></text:p>
          </draw:text-box>
        </draw:frame>
        <draw:frame draw:style-name="gr7" draw:text-style-name="P8" draw:layer="layout" svg:width="0.025cm" svg:height="0.043cm" svg:x="2.257cm" svg:y="27.362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6cm" svg:x="1.929cm" svg:y="27.731cm" svg:viewBox="0 0 107 107" svg:d="M107 54c0 7-1 14-4 20-3 7-6 12-11 17s-11 9-18 12c-6 2-13 4-20 4s-14-2-20-4c-7-3-12-7-17-12-6-5-10-10-13-17-2-6-4-13-4-20s2-15 4-21c3-7 7-13 13-18 5-4 10-8 17-11 6-3 13-4 20-4s14 1 20 4c7 3 13 7 18 11 5 5 8 11 11 18 3 6 4 14 4 21z">
          <text:p/>
        </draw:path>
        <draw:frame draw:style-name="gr5" draw:text-style-name="P6" draw:layer="layout" svg:width="8.884cm" svg:height="0.471cm" svg:x="2.257cm" svg:y="27.005cm">
          <draw:text-box>
            <text:p text:style-name="P2"><text:span text:style-name="T3">Built role system for the users’ customers/suppliers.</text:span></text:p>
          </draw:text-box>
        </draw:frame>
        <draw:frame draw:style-name="gr7" draw:text-style-name="P8" draw:layer="layout" svg:width="0.025cm" svg:height="0.043cm" svg:x="2.257cm" svg:y="27.864cm">
          <draw:text-box>
            <text:p text:style-name="P2"><text:span text:style-name="T7">•</text:span></text:p>
          </draw:text-box>
        </draw:frame>
        <draw:frame draw:style-name="gr5" draw:text-style-name="P6" draw:layer="layout" svg:width="5.819cm" svg:height="0.471cm" svg:x="2.257cm" svg:y="27.508cm">
          <draw:text-box>
            <text:p text:style-name="P2"><text:span text:style-name="T3">Cart, wish list, and checkout page.</text:span></text:p>
          </draw:text-box>
        </draw:frame>
        <draw:frame draw:style-name="gr5" draw:text-style-name="P6" draw:layer="layout" svg:width="3.698cm" svg:height="0.471cm" svg:x="15.778cm" svg:y="9.293cm">
          <draw:text-box>
            <text:p text:style-name="P2"><text:span text:style-name="T3">Jan 2022 – Mar 2023</text:span></text:p>
          </draw:text-box>
        </draw:frame>
        <draw:frame draw:style-name="gr5" draw:text-style-name="P6" draw:layer="layout" svg:width="0.836cm" svg:height="0.471cm" svg:x="18.535cm" svg:y="9.795cm">
          <draw:text-box>
            <text:p text:style-name="P2"><text:span text:style-name="T3">cairo</text:span></text:p>
          </draw:text-box>
        </draw:frame>
        <draw:frame draw:style-name="gr5" draw:text-style-name="P6" draw:layer="layout" svg:width="3.706cm" svg:height="0.471cm" svg:x="15.791cm" svg:y="16.827cm">
          <draw:text-box>
            <text:p text:style-name="P2"><text:span text:style-name="T3">Jun 2021 – Aug 2021</text:span></text:p>
          </draw:text-box>
        </draw:frame>
        <draw:frame draw:style-name="gr5" draw:text-style-name="P6" draw:layer="layout" svg:width="1.53cm" svg:height="0.471cm" svg:x="17.846cm" svg:y="17.33cm">
          <draw:text-box>
            <text:p text:style-name="P2"><text:span text:style-name="T3">remotely</text:span></text:p>
          </draw:text-box>
        </draw:frame>
        <draw:frame draw:style-name="gr5" draw:text-style-name="P6" draw:layer="layout" svg:width="3.664cm" svg:height="0.471cm" svg:x="15.846cm" svg:y="19.392cm">
          <draw:text-box>
            <text:p text:style-name="P2"><text:span text:style-name="T3">Jun 2019 – Sep 2020</text:span></text:p>
          </draw:text-box>
        </draw:frame>
        <draw:frame draw:style-name="gr5" draw:text-style-name="P6" draw:layer="layout" svg:width="1.805cm" svg:height="0.471cm" svg:x="17.584cm" svg:y="19.894cm">
          <draw:text-box>
            <text:p text:style-name="P2"><text:span text:style-name="T3">worldwide</text:span></text:p>
          </draw:text-box>
        </draw:frame>
        <draw:frame draw:style-name="gr5" draw:text-style-name="P6" draw:layer="layout" svg:width="1.302cm" svg:height="0.471cm" svg:x="18.079cm" svg:y="23.542cm">
          <draw:text-box>
            <text:p text:style-name="P2"><text:span text:style-name="T3">present</text:span></text:p>
          </draw:text-box>
        </draw:frame>
        <draw:frame draw:style-name="gr5" draw:text-style-name="P6" draw:layer="layout" svg:width="4.608cm" svg:height="0.471cm" svg:x="8.207cm" svg:y="28.618cm">
          <draw:text-box>
            <text:p text:style-name="P2"><text:span text:style-name="T3">ahmedsalihdev@gmail.com</text:span></text:p>
          </draw:text-box>
        </draw:frame>
        <draw:frame draw:style-name="gr8" draw:text-style-name="P9" draw:layer="layout" svg:width="0.762cm" svg:height="0.762cm" svg:x="0.255cm" svg:y="0.21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</draw:page>
      <draw:page draw:name="page2" draw:style-name="dp1" draw:master-page-name="master-page3">
        <draw:polygon draw:style-name="gr1" draw:text-style-name="P1" draw:layer="layout" svg:width="20.99cm" svg:height="29.662cm" svg:x="0cm" svg:y="-0.001cm" svg:viewBox="0 0 20991 29663" draw:points="0,0 20991,0 20991,29663 0,29663">
          <text:p/>
        </draw:polygon>
        <draw:path draw:style-name="gr3" draw:text-style-name="P4" draw:layer="layout" svg:width="0.106cm" svg:height="0.106cm" svg:x="1.929cm" svg:y="1.718cm" svg:viewBox="0 0 107 107" svg:d="M107 54c0 7-1 13-4 20-3 6-6 12-11 17s-11 9-18 12c-6 2-13 4-20 4s-14-2-20-4c-7-3-12-7-17-12-6-5-10-11-13-17-2-7-4-13-4-20s2-14 4-21c3-6 7-12 13-17 5-6 10-9 17-12 6-3 13-4 20-4s14 1 20 4c7 3 13 6 18 12 5 5 8 11 11 17 3 7 4 14 4 21z">
          <text:p/>
        </draw:path>
        <draw:frame draw:style-name="gr7" draw:text-style-name="P8" draw:layer="layout" svg:width="0.025cm" svg:height="0.043cm" svg:x="2.257cm" svg:y="1.877cm">
          <draw:text-box>
            <text:p text:style-name="P2"><text:span text:style-name="T7">•</text:span></text:p>
          </draw:text-box>
        </draw:frame>
        <draw:frame draw:style-name="gr5" draw:text-style-name="P6" draw:layer="layout" svg:width="12.541cm" svg:height="0.471cm" svg:x="2.257cm" svg:y="1.521cm">
          <draw:text-box>
            <text:p text:style-name="P2"><text:span text:style-name="T3">Built a single product page that contains full details, reviews (categorized </text:span></text:p>
          </draw:text-box>
        </draw:frame>
        <draw:path draw:style-name="gr3" draw:text-style-name="P4" draw:layer="layout" svg:width="0.106cm" svg:height="0.106cm" svg:x="1.929cm" svg:y="2.722cm" svg:viewBox="0 0 107 107" svg:d="M107 53c0 7-1 15-4 22-3 6-6 12-11 17s-11 8-18 11c-6 3-13 4-20 4s-14-1-20-4c-7-3-12-6-17-11-6-5-10-11-13-17-2-7-4-15-4-22s2-13 4-20c3-6 7-12 13-17 5-5 10-9 17-12 6-2 13-4 20-4s14 2 20 4c7 3 13 7 18 12s8 11 11 17c3 7 4 13 4 20z">
          <text:p/>
        </draw:path>
        <draw:frame draw:style-name="gr5" draw:text-style-name="P6" draw:layer="layout" svg:width="5.535cm" svg:height="0.471cm" svg:x="2.257cm" svg:y="2.023cm">
          <draw:text-box>
            <text:p text:style-name="P2"><text:span text:style-name="T3">reviews), and basic supplier info.</text:span></text:p>
          </draw:text-box>
        </draw:frame>
        <draw:frame draw:style-name="gr7" draw:text-style-name="P8" draw:layer="layout" svg:width="0.025cm" svg:height="0.043cm" svg:x="2.257cm" svg:y="2.882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5cm" svg:x="1.929cm" svg:y="3.225cm" svg:viewBox="0 0 107 106" svg:d="M107 53c0 7-1 13-4 20-3 6-6 13-11 18s-11 9-18 11c-6 3-13 4-20 4s-14-1-20-4c-7-2-12-6-17-11-6-5-10-12-13-18-2-7-4-13-4-20s2-14 4-21c3-6 7-12 13-17 5-5 10-9 17-11 6-3 13-4 20-4s14 1 20 4c7 2 13 6 18 11s8 11 11 17c3 7 4 14 4 21z">
          <text:p/>
        </draw:path>
        <draw:frame draw:style-name="gr5" draw:text-style-name="P6" draw:layer="layout" svg:width="12.308cm" svg:height="0.471cm" svg:x="2.257cm" svg:y="2.525cm">
          <draw:text-box>
            <text:p text:style-name="P2"><text:span text:style-name="T3">A Hot list for searching whole products, Which provides the last history.</text:span></text:p>
          </draw:text-box>
        </draw:frame>
        <draw:frame draw:style-name="gr7" draw:text-style-name="P8" draw:layer="layout" svg:width="0.025cm" svg:height="0.043cm" svg:x="2.257cm" svg:y="3.384cm">
          <draw:text-box>
            <text:p text:style-name="P2"><text:span text:style-name="T7">•</text:span></text:p>
          </draw:text-box>
        </draw:frame>
        <draw:frame draw:style-name="gr5" draw:text-style-name="P6" draw:layer="layout" svg:width="12.503cm" svg:height="0.471cm" svg:x="2.257cm" svg:y="3.028cm">
          <draw:text-box>
            <text:p text:style-name="P2"><text:span text:style-name="T3">Implemented a dashboard to make every supplier manage their products.</text:span></text:p>
          </draw:text-box>
        </draw:frame>
        <draw:path draw:style-name="gr3" draw:text-style-name="P4" draw:layer="layout" svg:width="0.178cm" svg:height="0.178cm" svg:x="6.162cm" svg:y="4.039cm" svg:viewBox="0 0 179 179" svg:d="M165 179h-151c-4 0-7-2-10-4-2-3-4-6-4-10v-151c0-4 2-7 4-10 3-3 6-4 10-4h68v14h-68v151h151v-69h14v69c0 4-1 7-4 10-3 2-6 4-10 4z">
          <text:p/>
        </draw:path>
        <draw:path draw:style-name="gr3" draw:text-style-name="P4" draw:layer="layout" svg:width="0.12cm" svg:height="0.121cm" svg:x="6.247cm" svg:y="4.012cm" svg:viewBox="0 0 121 122" svg:d="M18 0c-5 0-7 2-7 7s2 7 7 7h80l-96 95c-3 3-3 7 0 10 4 4 7 3 10 0l96-95v79c0 5 2 7 6 7 5 0 7-2 7-7v-103z">
          <text:p/>
        </draw:path>
        <draw:frame draw:style-name="gr5" draw:text-style-name="P6" draw:layer="layout" svg:width="4.519cm" svg:height="0.471cm" svg:x="1.599cm" svg:y="3.847cm">
          <draw:text-box>
            <text:p text:style-name="P2"><text:span text:style-name="T5">Metweather, </text:span><text:span text:style-name="T6">Weather App</text:span></text:p>
          </draw:text-box>
        </draw:frame>
        <draw:frame draw:style-name="gr5" draw:text-style-name="P6" draw:layer="layout" svg:width="11.03cm" svg:height="0.471cm" svg:x="1.908cm" svg:y="4.35cm">
          <draw:text-box>
            <text:p text:style-name="P2"><text:span text:style-name="T6">Simple weather app, Users experience it by coordinates or city name</text:span></text:p>
          </draw:text-box>
        </draw:frame>
        <draw:frame draw:style-name="gr5" draw:text-style-name="P6" draw:layer="layout" svg:width="10.615cm" svg:height="0.471cm" svg:x="1.908cm" svg:y="5.09cm">
          <draw:text-box>
            <text:p text:style-name="P2"><text:span text:style-name="T3">Stack: ReactJS, Typescript, ContextAPI, OpenMeteo-API, Sass</text:span></text:p>
          </draw:text-box>
        </draw:frame>
        <draw:path draw:style-name="gr3" draw:text-style-name="P4" draw:layer="layout" svg:width="0.106cm" svg:height="0.106cm" svg:x="1.929cm" svg:y="6.529cm" svg:viewBox="0 0 107 107" svg:d="M107 54c0 7-1 14-4 20-3 7-6 13-11 17-5 5-11 9-18 12-6 3-13 4-20 4s-14-1-20-4c-7-3-12-7-17-12-6-4-10-10-13-17-2-6-4-13-4-20s2-14 4-21c3-7 7-12 13-17 5-5 10-9 17-12 6-2 13-4 20-4s14 2 20 4c7 3 13 7 18 12s8 10 11 17 4 14 4 21z">
          <text:p/>
        </draw:path>
        <draw:frame draw:style-name="gr5" draw:text-style-name="P6" draw:layer="layout" svg:width="2.36cm" svg:height="0.471cm" svg:x="1.908cm" svg:y="5.83cm">
          <draw:text-box>
            <text:p text:style-name="P2"><text:span text:style-name="T3">Key Features:</text:span></text:p>
          </draw:text-box>
        </draw:frame>
        <draw:frame draw:style-name="gr7" draw:text-style-name="P8" draw:layer="layout" svg:width="0.025cm" svg:height="0.043cm" svg:x="2.257cm" svg:y="6.689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5cm" svg:x="1.929cm" svg:y="7.032cm" svg:viewBox="0 0 107 106" svg:d="M107 52c0 8-1 15-4 22-3 6-6 12-11 17s-11 9-18 11c-6 3-13 4-20 4s-14-1-20-4c-7-2-12-6-17-11-6-5-10-11-13-17-2-7-4-14-4-22 0-7 2-13 4-20 3-6 7-12 13-17 5-5 10-9 17-11 6-3 13-4 20-4s14 1 20 4c7 2 13 6 18 11s8 11 11 17c3 7 4 13 4 20z">
          <text:p/>
        </draw:path>
        <draw:frame draw:style-name="gr5" draw:text-style-name="P6" draw:layer="layout" svg:width="6.17cm" svg:height="0.471cm" svg:x="2.257cm" svg:y="6.332cm">
          <draw:text-box>
            <text:p text:style-name="P2"><text:span text:style-name="T3">Search via city coordinates or name.</text:span></text:p>
          </draw:text-box>
        </draw:frame>
        <draw:frame draw:style-name="gr7" draw:text-style-name="P8" draw:layer="layout" svg:width="0.025cm" svg:height="0.043cm" svg:x="2.257cm" svg:y="7.191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6cm" svg:x="1.929cm" svg:y="7.534cm" svg:viewBox="0 0 107 107" svg:d="M107 53c0 7-1 13-4 20s-6 13-11 18-11 9-18 12c-6 2-13 4-20 4s-14-2-20-4c-7-3-12-7-17-12-6-5-10-11-13-18-2-7-4-13-4-20s2-14 4-21c3-6 7-12 13-17 5-5 10-9 17-11 6-3 13-4 20-4s14 1 20 4c7 2 13 6 18 11s8 11 11 17c3 7 4 14 4 21z">
          <text:p/>
        </draw:path>
        <draw:frame draw:style-name="gr5" draw:text-style-name="P6" draw:layer="layout" svg:width="8.934cm" svg:height="0.471cm" svg:x="2.257cm" svg:y="6.835cm">
          <draw:text-box>
            <text:p text:style-name="P2"><text:span text:style-name="T3">Choose the attributes/settings of the retrieved data.</text:span></text:p>
          </draw:text-box>
        </draw:frame>
        <draw:frame draw:style-name="gr7" draw:text-style-name="P8" draw:layer="layout" svg:width="0.025cm" svg:height="0.043cm" svg:x="2.257cm" svg:y="7.693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6cm" svg:x="1.929cm" svg:y="8.036cm" svg:viewBox="0 0 107 107" svg:d="M107 53c0 7-1 14-4 20-3 7-6 12-11 17s-11 9-18 13c-6 2-13 4-20 4s-14-2-20-4c-7-4-12-8-17-13-6-5-10-10-13-17-2-6-4-13-4-20s2-14 4-20c3-7 7-12 13-17 5-5 10-9 17-12 6-3 13-4 20-4s14 1 20 4c7 3 13 7 18 12s8 10 11 17c3 6 4 13 4 20z">
          <text:p/>
        </draw:path>
        <draw:frame draw:style-name="gr5" draw:text-style-name="P6" draw:layer="layout" svg:width="8.071cm" svg:height="0.471cm" svg:x="2.257cm" svg:y="7.337cm">
          <draw:text-box>
            <text:p text:style-name="P2"><text:span text:style-name="T3">Live preview once settings or city info changes.</text:span></text:p>
          </draw:text-box>
        </draw:frame>
        <draw:frame draw:style-name="gr7" draw:text-style-name="P8" draw:layer="layout" svg:width="0.025cm" svg:height="0.043cm" svg:x="2.257cm" svg:y="8.196cm">
          <draw:text-box>
            <text:p text:style-name="P2"><text:span text:style-name="T7">•</text:span></text:p>
          </draw:text-box>
        </draw:frame>
        <draw:path draw:style-name="gr3" draw:text-style-name="P4" draw:layer="layout" svg:width="0.106cm" svg:height="0.106cm" svg:x="1.929cm" svg:y="8.538cm" svg:viewBox="0 0 107 107" svg:d="M107 54c0 7-1 14-4 20-3 7-6 13-11 18s-11 8-18 11c-6 3-13 4-20 4s-14-1-20-4c-7-3-12-6-17-11-6-5-10-11-13-18-2-6-4-13-4-20s2-14 4-20c3-6 7-12 13-18 5-5 10-9 17-12 6-2 13-4 20-4s14 2 20 4c7 3 13 7 18 12 5 6 8 12 11 18s4 13 4 20z">
          <text:p/>
        </draw:path>
        <draw:frame draw:style-name="gr5" draw:text-style-name="P6" draw:layer="layout" svg:width="4.108cm" svg:height="0.471cm" svg:x="2.257cm" svg:y="7.839cm">
          <draw:text-box>
            <text:p text:style-name="P2"><text:span text:style-name="T3">Visualize data in graphs.</text:span></text:p>
          </draw:text-box>
        </draw:frame>
        <draw:frame draw:style-name="gr7" draw:text-style-name="P8" draw:layer="layout" svg:width="0.025cm" svg:height="0.043cm" svg:x="2.257cm" svg:y="8.698cm">
          <draw:text-box>
            <text:p text:style-name="P2"><text:span text:style-name="T7">•</text:span></text:p>
          </draw:text-box>
        </draw:frame>
        <draw:frame draw:style-name="gr5" draw:text-style-name="P6" draw:layer="layout" svg:width="8.545cm" svg:height="0.471cm" svg:x="2.257cm" svg:y="8.341cm">
          <draw:text-box>
            <text:p text:style-name="P2"><text:span text:style-name="T3">Archiving user history at client's storage as </text:span><text:span text:style-name="T6">reports</text:span></text:p>
          </draw:text-box>
        </draw:frame>
        <draw:path draw:style-name="gr3" draw:text-style-name="P4" draw:layer="layout" svg:width="0.177cm" svg:height="0.177cm" svg:x="6.85cm" svg:y="9.353cm" svg:viewBox="0 0 178 178" svg:d="M165 178h-152c-3 0-7-1-9-4-3-2-4-6-4-9v-152c0-3 1-7 4-9 2-3 6-4 9-4h69v13h-69v152h152v-70h13v70c0 3-1 7-4 9-2 3-6 4-9 4z">
          <text:p/>
        </draw:path>
        <draw:path draw:style-name="gr3" draw:text-style-name="P4" draw:layer="layout" svg:width="0.121cm" svg:height="0.121cm" svg:x="6.934cm" svg:y="9.325cm" svg:viewBox="0 0 122 122" svg:d="M18 0c-4 0-7 3-7 7 0 5 3 7 7 7h80l-95 96c-4 3-4 6-1 10 4 3 7 3 10-1l96-95v80c0 4 2 7 7 7 4 0 7-3 7-7v-104z">
          <text:p/>
        </draw:path>
        <draw:frame draw:style-name="gr5" draw:text-style-name="P6" draw:layer="layout" svg:width="5.311cm" svg:height="0.471cm" svg:x="1.599cm" svg:y="9.161cm">
          <draw:text-box>
            <text:p text:style-name="P2"><text:span text:style-name="T5">Todonest, </text:span><text:span text:style-name="T6">Tasks Assigner Server</text:span></text:p>
          </draw:text-box>
        </draw:frame>
        <draw:frame draw:style-name="gr5" draw:text-style-name="P6" draw:layer="layout" svg:width="8.977cm" svg:height="0.471cm" svg:x="1.908cm" svg:y="9.663cm">
          <draw:text-box>
            <text:p text:style-name="P2"><text:span text:style-name="T6">A regular tasks assigner API. You can apply crud &amp; auth</text:span></text:p>
          </draw:text-box>
        </draw:frame>
        <draw:frame draw:style-name="gr5" draw:text-style-name="P6" draw:layer="layout" svg:width="8.49cm" svg:height="0.471cm" svg:x="1.908cm" svg:y="10.165cm">
          <draw:text-box>
            <text:p text:style-name="P2"><text:span text:style-name="T3">Stack: NodeJS, NestJS, Typescript, JWT, Passport</text:span></text:p>
          </draw:text-box>
        </draw:frame>
        <draw:path draw:style-name="gr3" draw:text-style-name="P4" draw:layer="layout" svg:width="0.177cm" svg:height="0.177cm" svg:x="5.872cm" svg:y="11.177cm" svg:viewBox="0 0 178 178" svg:d="M165 178h-152c-3 0-7-1-9-4-3-2-4-5-4-9v-151c0-4 1-7 4-10 2-3 6-4 9-4h70v14h-70v151h152v-68h13v68c0 4-1 7-4 9-2 3-6 4-9 4z">
          <text:p/>
        </draw:path>
        <draw:path draw:style-name="gr3" draw:text-style-name="P4" draw:layer="layout" svg:width="0.121cm" svg:height="0.12cm" svg:x="5.956cm" svg:y="11.15cm" svg:viewBox="0 0 122 121" svg:d="M18 0c-4 0-7 2-7 6 0 5 3 7 7 7h79l-94 96c-4 3-4 6-1 10 4 3 7 3 10-1l96-95v80c0 5 2 7 7 7 4 0 7-2 7-7v-103z">
          <text:p/>
        </draw:path>
        <draw:frame draw:style-name="gr5" draw:text-style-name="P6" draw:layer="layout" svg:width="4.24cm" svg:height="0.471cm" svg:x="1.599cm" svg:y="10.985cm">
          <draw:text-box>
            <text:p text:style-name="P2"><text:span text:style-name="T5">Earthslow, </text:span><text:span text:style-name="T6">Tours Booking</text:span></text:p>
          </draw:text-box>
        </draw:frame>
        <draw:frame draw:style-name="gr5" draw:text-style-name="P6" draw:layer="layout" svg:width="12.435cm" svg:height="0.471cm" svg:x="1.908cm" svg:y="11.487cm">
          <draw:text-box>
            <text:p text:style-name="P2"><text:span text:style-name="T3">Earthslow is a tours explorer that allows the user to browse tours, figure </text:span></text:p>
          </draw:text-box>
        </draw:frame>
        <draw:frame draw:style-name="gr5" draw:text-style-name="P6" draw:layer="layout" svg:width="5.256cm" svg:height="0.471cm" svg:x="1.908cm" svg:y="11.99cm">
          <draw:text-box>
            <text:p text:style-name="P2"><text:span text:style-name="T3">tour's timeline, and book for it.</text:span></text:p>
          </draw:text-box>
        </draw:frame>
        <draw:polygon draw:style-name="gr3" draw:text-style-name="P4" draw:layer="layout" svg:width="17.791cm" svg:height="0.053cm" svg:x="1.586cm" svg:y="14.301cm" svg:viewBox="0 0 17792 54" draw:points="0,0 17792,0 17792,54 0,54">
          <text:p/>
        </draw:polygon>
        <draw:frame draw:style-name="gr5" draw:text-style-name="P6" draw:layer="layout" svg:width="11.415cm" svg:height="0.471cm" svg:x="1.908cm" svg:y="12.703cm">
          <draw:text-box>
            <text:p text:style-name="P2"><text:span text:style-name="T3">Stack: ReactJS, GatsbyJS, ContextAPI, Contentful, Reactstrap, Sass</text:span></text:p>
          </draw:text-box>
        </draw:frame>
        <draw:frame draw:style-name="gr6" draw:text-style-name="P7" draw:layer="layout" svg:width="1.327cm" svg:height="0.509cm" svg:x="1.599cm" svg:y="13.752cm">
          <draw:text-box>
            <text:p text:style-name="P2"><text:span text:style-name="T4">SKILLS</text:span></text:p>
          </draw:text-box>
        </draw:frame>
        <draw:frame draw:style-name="gr5" draw:text-style-name="P6" draw:layer="layout" svg:width="1.602cm" svg:height="0.471cm" svg:x="1.599cm" svg:y="14.607cm">
          <draw:text-box>
            <text:p text:style-name="P2"><text:span text:style-name="T5">Frontend</text:span></text:p>
          </draw:text-box>
        </draw:frame>
        <draw:frame draw:style-name="gr5" draw:text-style-name="P6" draw:layer="layout" svg:width="2.601cm" svg:height="0.471cm" svg:x="1.599cm" svg:y="15.109cm">
          <draw:text-box>
            <text:p text:style-name="P2"><text:span text:style-name="T6">- HTML5, CSS3 </text:span></text:p>
          </draw:text-box>
        </draw:frame>
        <draw:frame draw:style-name="gr5" draw:text-style-name="P6" draw:layer="layout" svg:width="1.903cm" svg:height="0.471cm" svg:x="1.599cm" svg:y="15.611cm">
          <draw:text-box>
            <text:p text:style-name="P2"><text:span text:style-name="T6">- Sass, Less </text:span></text:p>
          </draw:text-box>
        </draw:frame>
        <draw:frame draw:style-name="gr5" draw:text-style-name="P6" draw:layer="layout" svg:width="1.611cm" svg:height="0.471cm" svg:x="1.599cm" svg:y="16.114cm">
          <draw:text-box>
            <text:p text:style-name="P2"><text:span text:style-name="T6">- ReactJS </text:span></text:p>
          </draw:text-box>
        </draw:frame>
        <draw:frame draw:style-name="gr5" draw:text-style-name="P6" draw:layer="layout" svg:width="3.744cm" svg:height="0.471cm" svg:x="1.599cm" svg:y="16.616cm">
          <draw:text-box>
            <text:p text:style-name="P2"><text:span text:style-name="T6">- Redux, Redux Toolkit </text:span></text:p>
          </draw:text-box>
        </draw:frame>
        <draw:frame draw:style-name="gr5" draw:text-style-name="P6" draw:layer="layout" svg:width="2.009cm" svg:height="0.471cm" svg:x="1.599cm" svg:y="17.118cm">
          <draw:text-box>
            <text:p text:style-name="P2"><text:span text:style-name="T6">- Mongoose </text:span></text:p>
          </draw:text-box>
        </draw:frame>
        <draw:frame draw:style-name="gr5" draw:text-style-name="P6" draw:layer="layout" svg:width="1.835cm" svg:height="0.471cm" svg:x="1.599cm" svg:y="17.62cm">
          <draw:text-box>
            <text:p text:style-name="P2"><text:span text:style-name="T6">- GatsbyJS </text:span></text:p>
          </draw:text-box>
        </draw:frame>
        <draw:frame draw:style-name="gr5" draw:text-style-name="P6" draw:layer="layout" svg:width="1.463cm" svg:height="0.471cm" svg:x="1.599cm" svg:y="18.123cm">
          <draw:text-box>
            <text:p text:style-name="P2"><text:span text:style-name="T6">- NextJS </text:span></text:p>
          </draw:text-box>
        </draw:frame>
        <draw:frame draw:style-name="gr5" draw:text-style-name="P6" draw:layer="layout" svg:width="2.61cm" svg:height="0.471cm" svg:x="1.599cm" svg:y="18.625cm">
          <draw:text-box>
            <text:p text:style-name="P2"><text:span text:style-name="T6">- Webpack, Vite</text:span></text:p>
          </draw:text-box>
        </draw:frame>
        <draw:frame draw:style-name="gr5" draw:text-style-name="P6" draw:layer="layout" svg:width="3.3cm" svg:height="0.471cm" svg:x="1.599cm" svg:y="19.55cm">
          <draw:text-box>
            <text:p text:style-name="P2"><text:span text:style-name="T5">Software Concepts</text:span></text:p>
          </draw:text-box>
        </draw:frame>
        <draw:frame draw:style-name="gr5" draw:text-style-name="P6" draw:layer="layout" svg:width="1.128cm" svg:height="0.471cm" svg:x="1.599cm" svg:y="20.053cm">
          <draw:text-box>
            <text:p text:style-name="P2"><text:span text:style-name="T6">- OOP </text:span></text:p>
          </draw:text-box>
        </draw:frame>
        <draw:frame draw:style-name="gr5" draw:text-style-name="P6" draw:layer="layout" svg:width="2.876cm" svg:height="0.471cm" svg:x="1.599cm" svg:y="20.555cm">
          <draw:text-box>
            <text:p text:style-name="P2"><text:span text:style-name="T6">- Design Patterns </text:span></text:p>
          </draw:text-box>
        </draw:frame>
        <draw:frame draw:style-name="gr5" draw:text-style-name="P6" draw:layer="layout" svg:width="2.936cm" svg:height="0.471cm" svg:x="1.599cm" svg:y="21.057cm">
          <draw:text-box>
            <text:p text:style-name="P2"><text:span text:style-name="T6">- SOLID Principles</text:span></text:p>
          </draw:text-box>
        </draw:frame>
        <draw:frame draw:style-name="gr5" draw:text-style-name="P6" draw:layer="layout" svg:width="1.501cm" svg:height="0.471cm" svg:x="7.785cm" svg:y="14.607cm">
          <draw:text-box>
            <text:p text:style-name="P2"><text:span text:style-name="T5">Backend</text:span></text:p>
          </draw:text-box>
        </draw:frame>
        <draw:frame draw:style-name="gr5" draw:text-style-name="P6" draw:layer="layout" svg:width="1.551cm" svg:height="0.471cm" svg:x="7.785cm" svg:y="15.109cm">
          <draw:text-box>
            <text:p text:style-name="P2"><text:span text:style-name="T6">- NodeJS </text:span></text:p>
          </draw:text-box>
        </draw:frame>
        <draw:frame draw:style-name="gr5" draw:text-style-name="P6" draw:layer="layout" svg:width="1.907cm" svg:height="0.471cm" svg:x="7.785cm" svg:y="15.611cm">
          <draw:text-box>
            <text:p text:style-name="P2"><text:span text:style-name="T6">- ExpressJS </text:span></text:p>
          </draw:text-box>
        </draw:frame>
        <draw:frame draw:style-name="gr5" draw:text-style-name="P6" draw:layer="layout" svg:width="1.437cm" svg:height="0.471cm" svg:x="7.785cm" svg:y="16.114cm">
          <draw:text-box>
            <text:p text:style-name="P2"><text:span text:style-name="T6">- NestJS </text:span></text:p>
          </draw:text-box>
        </draw:frame>
        <draw:frame draw:style-name="gr5" draw:text-style-name="P6" draw:layer="layout" svg:width="1.403cm" svg:height="0.471cm" svg:x="7.785cm" svg:y="16.616cm">
          <draw:text-box>
            <text:p text:style-name="P2"><text:span text:style-name="T6">- KnexJS</text:span></text:p>
          </draw:text-box>
        </draw:frame>
        <draw:frame draw:style-name="gr5" draw:text-style-name="P6" draw:layer="layout" svg:width="1.805cm" svg:height="0.471cm" svg:x="7.785cm" svg:y="17.541cm">
          <draw:text-box>
            <text:p text:style-name="P2"><text:span text:style-name="T5">Databases</text:span></text:p>
          </draw:text-box>
        </draw:frame>
        <draw:frame draw:style-name="gr5" draw:text-style-name="P6" draw:layer="layout" svg:width="1.971cm" svg:height="0.471cm" svg:x="7.785cm" svg:y="18.043cm">
          <draw:text-box>
            <text:p text:style-name="P2"><text:span text:style-name="T6">- MongoDB </text:span></text:p>
          </draw:text-box>
        </draw:frame>
        <draw:frame draw:style-name="gr5" draw:text-style-name="P6" draw:layer="layout" svg:width="1.323cm" svg:height="0.471cm" svg:x="7.785cm" svg:y="18.546cm">
          <draw:text-box>
            <text:p text:style-name="P2"><text:span text:style-name="T6">- SQLite</text:span></text:p>
          </draw:text-box>
        </draw:frame>
        <draw:frame draw:style-name="gr5" draw:text-style-name="P6" draw:layer="layout" svg:width="4.159cm" svg:height="0.471cm" svg:x="13.971cm" svg:y="14.607cm">
          <draw:text-box>
            <text:p text:style-name="P2"><text:span text:style-name="T5">Programming languages</text:span></text:p>
          </draw:text-box>
        </draw:frame>
        <draw:frame draw:style-name="gr5" draw:text-style-name="P6" draw:layer="layout" svg:width="3.842cm" svg:height="0.471cm" svg:x="13.971cm" svg:y="15.109cm">
          <draw:text-box>
            <text:p text:style-name="P2"><text:span text:style-name="T6">- Javascript, Typescript </text:span></text:p>
          </draw:text-box>
        </draw:frame>
        <draw:frame draw:style-name="gr5" draw:text-style-name="P6" draw:layer="layout" svg:width="1.386cm" svg:height="0.471cm" svg:x="13.971cm" svg:y="15.611cm">
          <draw:text-box>
            <text:p text:style-name="P2"><text:span text:style-name="T6">- Golang</text:span></text:p>
          </draw:text-box>
        </draw:frame>
        <draw:frame draw:style-name="gr5" draw:text-style-name="P6" draw:layer="layout" svg:width="2.004cm" svg:height="0.471cm" svg:x="13.971cm" svg:y="16.537cm">
          <draw:text-box>
            <text:p text:style-name="P2"><text:span text:style-name="T5">Other Skills</text:span></text:p>
          </draw:text-box>
        </draw:frame>
        <draw:frame draw:style-name="gr5" draw:text-style-name="P6" draw:layer="layout" svg:width="0.819cm" svg:height="0.471cm" svg:x="13.971cm" svg:y="17.039cm">
          <draw:text-box>
            <text:p text:style-name="P2"><text:span text:style-name="T6">- Git </text:span></text:p>
          </draw:text-box>
        </draw:frame>
        <draw:frame draw:style-name="gr5" draw:text-style-name="P6" draw:layer="layout" svg:width="2.771cm" svg:height="0.471cm" svg:x="13.971cm" svg:y="17.541cm">
          <draw:text-box>
            <text:p text:style-name="P2"><text:span text:style-name="T6">- GitHub actions </text:span></text:p>
          </draw:text-box>
        </draw:frame>
        <draw:frame draw:style-name="gr5" draw:text-style-name="P6" draw:layer="layout" svg:width="2.368cm" svg:height="0.471cm" svg:x="13.971cm" svg:y="18.043cm">
          <draw:text-box>
            <text:p text:style-name="P2"><text:span text:style-name="T6">- Testing (jest) </text:span></text:p>
          </draw:text-box>
        </draw:frame>
        <draw:frame draw:style-name="gr5" draw:text-style-name="P6" draw:layer="layout" svg:width="1.124cm" svg:height="0.471cm" svg:x="13.971cm" svg:y="18.546cm">
          <draw:text-box>
            <text:p text:style-name="P2"><text:span text:style-name="T6">- Agile </text:span></text:p>
          </draw:text-box>
        </draw:frame>
        <draw:frame draw:style-name="gr5" draw:text-style-name="P6" draw:layer="layout" svg:width="1.484cm" svg:height="0.471cm" svg:x="13.971cm" svg:y="19.048cm">
          <draw:text-box>
            <text:p text:style-name="P2"><text:span text:style-name="T6">- Docker </text:span></text:p>
          </draw:text-box>
        </draw:frame>
        <draw:polygon draw:style-name="gr3" draw:text-style-name="P4" draw:layer="layout" svg:width="17.791cm" svg:height="0.053cm" svg:x="1.586cm" svg:y="22.655cm" svg:viewBox="0 0 17792 54" draw:points="0,0 17792,0 17792,54 0,54">
          <text:p/>
        </draw:polygon>
        <draw:frame draw:style-name="gr5" draw:text-style-name="P6" draw:layer="layout" svg:width="2.821cm" svg:height="0.471cm" svg:x="13.971cm" svg:y="19.55cm">
          <draw:text-box>
            <text:p text:style-name="P2"><text:span text:style-name="T6">- CI/CD - CircleCi</text:span></text:p>
          </draw:text-box>
        </draw:frame>
        <draw:frame draw:style-name="gr6" draw:text-style-name="P7" draw:layer="layout" svg:width="1.92cm" svg:height="0.509cm" svg:x="1.599cm" svg:y="22.106cm">
          <draw:text-box>
            <text:p text:style-name="P2"><text:span text:style-name="T4">COURSES</text:span></text:p>
          </draw:text-box>
        </draw:frame>
        <draw:frame draw:style-name="gr5" draw:text-style-name="P6" draw:layer="layout" svg:width="9.988cm" svg:height="0.471cm" svg:x="1.599cm" svg:y="22.961cm">
          <draw:text-box>
            <text:p text:style-name="P2"><text:span text:style-name="T5">Software Design and Architecture Specialization, </text:span><text:span text:style-name="T6">Coursera</text:span></text:p>
          </draw:text-box>
        </draw:frame>
        <draw:path draw:style-name="gr3" draw:text-style-name="P4" draw:layer="layout" svg:width="0.178cm" svg:height="0.178cm" svg:x="11.714cm" svg:y="23.972cm" svg:viewBox="0 0 179 179" svg:d="M165 179h-151c-4 0-7-2-10-4-3-3-4-6-4-10v-150c0-5 1-8 4-11s6-4 10-4h69v15h-69v150h151v-68h14v68c0 4-2 7-4 10-3 2-6 4-10 4z">
          <text:p/>
        </draw:path>
        <draw:path draw:style-name="gr3" draw:text-style-name="P4" draw:layer="layout" svg:width="0.121cm" svg:height="0.12cm" svg:x="11.798cm" svg:y="23.945cm" svg:viewBox="0 0 122 121" svg:d="M18 0c-4 0-6 2-6 6 0 5 2 7 6 7h81l-96 95c-4 3-4 6 0 11 3 3 6 3 10 0l95-96v79c0 5 2 7 7 7s7-2 7-7v-102z">
          <text:p/>
        </draw:path>
        <draw:frame draw:style-name="gr5" draw:text-style-name="P6" draw:layer="layout" svg:width="10.149cm" svg:height="0.471cm" svg:x="1.599cm" svg:y="23.78cm">
          <draw:text-box>
            <text:p text:style-name="P2"><text:span text:style-name="T5">NestJS Zero to Hero - Modern TypeScript Backend, </text:span><text:span text:style-name="T6">Udemy</text:span></text:p>
          </draw:text-box>
        </draw:frame>
        <draw:path draw:style-name="gr3" draw:text-style-name="P4" draw:layer="layout" svg:width="0.178cm" svg:height="0.177cm" svg:x="10.947cm" svg:y="24.792cm" svg:viewBox="0 0 179 178" svg:d="M165 178h-151c-4 0-7-1-10-4-2-3-4-6-4-10v-151c0-4 2-7 4-9 3-3 6-4 10-4h68v13h-68v151h151v-68h14v68c0 4-1 7-4 10s-6 4-10 4z">
          <text:p/>
        </draw:path>
        <draw:path draw:style-name="gr3" draw:text-style-name="P4" draw:layer="layout" svg:width="0.121cm" svg:height="0.121cm" svg:x="11.031cm" svg:y="24.764cm" svg:viewBox="0 0 122 122" svg:d="M19 0c-5 0-7 2-7 7s2 7 7 7h80l-96 95c-3 4-4 7 0 10 3 4 7 4 10 0l96-95v80c0 4 2 6 6 6 5 0 7-2 7-6v-104z">
          <text:p/>
        </draw:path>
        <draw:polygon draw:style-name="gr3" draw:text-style-name="P4" draw:layer="layout" svg:width="17.791cm" svg:height="0.053cm" svg:x="1.586cm" svg:y="26.198cm" svg:viewBox="0 0 17792 54" draw:points="0,0 17792,0 17792,54 0,54">
          <text:p/>
        </draw:polygon>
        <draw:frame draw:style-name="gr5" draw:text-style-name="P6" draw:layer="layout" svg:width="9.269cm" svg:height="0.471cm" svg:x="1.599cm" svg:y="24.6cm">
          <draw:text-box>
            <text:p text:style-name="P2"><text:span text:style-name="T5">Programming with Google Go Specialization, </text:span><text:span text:style-name="T6">Coursera</text:span></text:p>
          </draw:text-box>
        </draw:frame>
        <draw:frame draw:style-name="gr6" draw:text-style-name="P7" draw:layer="layout" svg:width="2.504cm" svg:height="0.509cm" svg:x="1.599cm" svg:y="25.649cm">
          <draw:text-box>
            <text:p text:style-name="P2"><text:span text:style-name="T4">EDUCATION</text:span></text:p>
          </draw:text-box>
        </draw:frame>
        <draw:path draw:style-name="gr3" draw:text-style-name="P4" draw:layer="layout" svg:width="0.178cm" svg:height="0.177cm" svg:x="9.176cm" svg:y="26.695cm" svg:viewBox="0 0 179 178" svg:d="M165 178h-151c-4 0-7-1-10-4-3-2-4-5-4-9v-151c0-4 1-7 4-10s6-4 10-4h68v14h-68v151h151v-69h14v69c0 4-2 7-4 9-3 3-6 4-10 4z">
          <text:p/>
        </draw:path>
        <draw:path draw:style-name="gr3" draw:text-style-name="P4" draw:layer="layout" svg:width="0.121cm" svg:height="0.12cm" svg:x="9.26cm" svg:y="26.668cm" svg:viewBox="0 0 122 121" svg:d="M19 0c-5 0-7 2-7 6 0 5 2 7 7 7h80l-96 96c-4 3-4 6 0 10 3 3 7 3 10-1l95-95v80c0 5 3 7 7 7 5 0 7-2 7-7v-103z">
          <text:p/>
        </draw:path>
        <draw:frame draw:style-name="gr5" draw:text-style-name="P6" draw:layer="layout" svg:width="7.639cm" svg:height="0.471cm" svg:x="1.599cm" svg:y="26.503cm">
          <draw:text-box>
            <text:p text:style-name="P2"><text:span text:style-name="T5">Bachelor of Laws, </text:span><text:span text:style-name="T6">USC university of sadat city</text:span></text:p>
          </draw:text-box>
        </draw:frame>
        <draw:frame draw:style-name="gr5" draw:text-style-name="P6" draw:layer="layout" svg:width="1.302cm" svg:height="0.471cm" svg:x="18.079cm" svg:y="22.961cm">
          <draw:text-box>
            <text:p text:style-name="P2"><text:span text:style-name="T3">present</text:span></text:p>
          </draw:text-box>
        </draw:frame>
        <draw:frame draw:style-name="gr5" draw:text-style-name="P6" draw:layer="layout" svg:width="1.577cm" svg:height="0.471cm" svg:x="17.826cm" svg:y="23.78cm">
          <draw:text-box>
            <text:p text:style-name="P2"><text:span text:style-name="T3">Jan 2023</text:span></text:p>
          </draw:text-box>
        </draw:frame>
        <draw:frame draw:style-name="gr5" draw:text-style-name="P6" draw:layer="layout" svg:width="1.691cm" svg:height="0.471cm" svg:x="17.734cm" svg:y="24.6cm">
          <draw:text-box>
            <text:p text:style-name="P2"><text:span text:style-name="T3">Dec 2022</text:span></text:p>
          </draw:text-box>
        </draw:frame>
        <draw:frame draw:style-name="gr5" draw:text-style-name="P6" draw:layer="layout" svg:width="2.225cm" svg:height="0.471cm" svg:x="17.221cm" svg:y="26.503cm">
          <draw:text-box>
            <text:p text:style-name="P2"><text:span text:style-name="T3">2017 – 2021</text:span></text:p>
          </draw:text-box>
        </draw:frame>
        <draw:frame draw:style-name="gr5" draw:text-style-name="P6" draw:layer="layout" svg:width="2.931cm" svg:height="0.471cm" svg:x="16.53cm" svg:y="27.005cm">
          <draw:text-box>
            <text:p text:style-name="P2"><text:span text:style-name="T3">Sadat City, Egypt</text:span></text:p>
          </draw:text-box>
        </draw:frame>
        <draw:frame draw:style-name="gr5" draw:text-style-name="P6" draw:layer="layout" svg:width="4.608cm" svg:height="0.471cm" svg:x="8.207cm" svg:y="28.591cm">
          <draw:text-box>
            <text:p text:style-name="P2"><text:span text:style-name="T3">ahmedsalihdev@gmail.co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8T21:40:47.561966764</dc:date>
    <meta:editing-duration>PT19S</meta:editing-duration>
    <meta:editing-cycles>1</meta:editing-cycles>
    <meta:generator>LibreOffice/7.4.6.2$Linux_X86_64 LibreOffice_project/40$Build-2</meta:generator>
    <meta:document-statistic meta:object-count="216"/>
  </office:meta>
</office:document-meta>
</file>